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normal" officeooo:rsid="0003a296" officeooo:paragraph-rsid="0003a296" style:font-weight-asian="normal" style:font-weight-complex="normal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normal" officeooo:rsid="0003a296" officeooo:paragraph-rsid="0003a296" style:font-weight-asian="normal" style:font-weight-complex="normal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officeooo:rsid="00046a9f" officeooo:paragraph-rsid="00046a9f" style:font-weight-asian="normal" style:font-weight-complex="normal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normal" officeooo:rsid="0004ad61" officeooo:paragraph-rsid="0004ad61" style:font-weight-asian="normal" style:font-weight-complex="normal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normal" officeooo:rsid="0006980f" officeooo:paragraph-rsid="0006980f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ad61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o-Tibetan Relations</text:p>
      <text:list xml:id="list2234737398" text:style-name="L1">
        <text:list-item>
          <text:p text:style-name="P2"><text:span text:style-name="T1">3 main monasteries in Lhasa were gigantic (7000-12000 monks), standard for admission artificially low</text:span></text:p>
        </text:list-item>
        <text:list-item>
          <text:p text:style-name="P2"><text:span text:style-name="T1">dop-dop - ‘punk monk’, policemen of the monastery (rogue)</text:span></text:p>
        </text:list-item>
        <text:list-item>
          <text:p text:style-name="P2"><text:span text:style-name="T1">The Tibet question is a conflict about nationalism – a debate whether political units should parallel ethnic units</text:span></text:p>
          <text:list>
            <text:list-item>
              <text:p text:style-name="P3"><text:span text:style-name="T1">Pits the right of a people ‘Tibetans’ to self-determnation against the right of a multiethnic state (PRC) to historical territorial integrity</text:span></text:p>
            </text:list-item>
          </text:list>
        </text:list-item>
        <text:list-item>
          <text:p text:style-name="P3"><text:span text:style-name="T1">Political contact between the two began when Songt</text:span><text:span text:style-name="T2">s</text:span><text:span text:style-name="T1">en Gampo unified Tibet in 7</text:span><text:span text:style-name="T3">th</text:span><text:span text:style-name="T1"> century AD during the Tang dynasty.</text:span></text:p>
          <text:list>
            <text:list-item>
              <text:p text:style-name="P4"><text:span text:style-name="T1">Songtsen Gampo received a Chinese princess as a bride, and Tibet at one point captured Chang’an (Xi’an)</text:span></text:p>
            </text:list-item>
          </text:list>
        </text:list-item>
        <text:list-item>
          <text:p text:style-name="P4"><text:span text:style-name="T1">During the Yuan dynasty</text:span></text:p>
          <text:list>
            <text:list-item>
              <text:p text:style-name="P4"><text:span text:style-name="T1">Sakya government</text:span></text:p>
            </text:list-item>
            <text:list-item>
              <text:p text:style-name="P5"><text:span text:style-name="T1">Tibet-Yuan relations were close. “Priest-and-Patron” system where the Mongols were patrons.</text:span></text:p>
            </text:list-item>
            <text:list-item>
              <text:p text:style-name="P5"><text:span text:style-name="T1">Some Chinese claim this to be the beginning of incorporation.</text:span></text:p>
            </text:list-item>
          </text:list>
        </text:list-item>
        <text:list-item>
          <text:p text:style-name="P5"><text:span text:style-name="T1">During the Qing dynasty</text:span></text:p>
          <text:list>
            <text:list-item>
              <text:p text:style-name="P5"><text:span text:style-name="T1">Bhutan/other Himalayan kingdoms were founded at this time.</text:span></text:p>
            </text:list-item>
            <text:list-item>
              <text:p text:style-name="P5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12:11.329429050</meta:creation-date>
    <dc:date>2018-01-26T11:55:40.415158656</dc:date>
    <meta:editing-duration>PT12M58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14" meta:word-count="151" meta:character-count="939" meta:non-whitespace-character-count="813"/>
  </office:meta>
</office:document-meta>
</file>